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ans" svg:font-family="Sans" style:font-family-generic="swiss"/>
    <style:font-face style:name="Sans free" svg:font-family="'Sans free'" style:font-family-generic="swiss"/>
    <style:font-face style:name="ti" svg:font-family="ti"/>
  </office:font-face-decls>
  <office:automatic-styles>
    <style:style style:name="P1" style:family="paragraph" style:parent-style-name="Standard">
      <style:text-properties fo:font-size="24pt" officeooo:paragraph-rsid="000d34d5" style:font-size-asian="21pt" style:font-size-complex="24pt"/>
    </style:style>
    <style:style style:name="P2" style:family="paragraph" style:parent-style-name="Standard">
      <style:text-properties style:font-name="Sans free" fo:font-size="24pt" officeooo:rsid="000c2106" officeooo:paragraph-rsid="000c2106" style:font-size-asian="21pt" style:font-size-complex="24pt"/>
    </style:style>
    <style:style style:name="P3" style:family="paragraph" style:parent-style-name="Standard">
      <style:text-properties style:font-name="Sans free" fo:font-size="24pt" officeooo:rsid="000c2106" officeooo:paragraph-rsid="000d34d5" style:font-size-asian="21pt" style:font-size-complex="24pt"/>
    </style:style>
    <style:style style:name="P4" style:family="paragraph" style:parent-style-name="Standard">
      <style:text-properties style:font-name="Sans free" fo:font-size="24pt" officeooo:rsid="000d225a" officeooo:paragraph-rsid="000d225a" style:font-size-asian="21pt" style:font-size-complex="24pt"/>
    </style:style>
    <style:style style:name="P5" style:family="paragraph" style:parent-style-name="Standard">
      <style:text-properties style:font-name="Sans free" fo:font-size="24pt" officeooo:rsid="000d34d5" officeooo:paragraph-rsid="000d34d5" style:font-size-asian="21pt" style:font-size-complex="24pt"/>
    </style:style>
    <style:style style:name="P6" style:family="paragraph" style:parent-style-name="Standard">
      <style:text-properties officeooo:paragraph-rsid="000d34d5"/>
    </style:style>
    <style:style style:name="P7" style:family="paragraph" style:parent-style-name="Standard">
      <style:text-properties officeooo:rsid="000d34d5" officeooo:paragraph-rsid="000d34d5"/>
    </style:style>
    <style:style style:name="P8" style:family="paragraph" style:parent-style-name="Standard">
      <style:text-properties officeooo:rsid="000e9cd6" officeooo:paragraph-rsid="000e9cd6"/>
    </style:style>
    <style:style style:name="P9" style:family="paragraph" style:parent-style-name="Standard">
      <style:text-properties fo:font-size="96pt" officeooo:rsid="000e9cd6" officeooo:paragraph-rsid="000e9cd6" style:font-size-asian="84pt" style:font-size-complex="96pt"/>
    </style:style>
    <style:style style:name="T1" style:family="text">
      <style:text-properties style:font-name="FreeSans1" style:font-size-asian="24pt"/>
    </style:style>
    <style:style style:name="T2" style:family="text">
      <style:text-properties style:font-name="FreeSans1" officeooo:rsid="000c2106" style:font-size-asian="24pt"/>
    </style:style>
    <style:style style:name="T3" style:family="text">
      <style:text-properties style:font-name="FreeSans1" officeooo:rsid="000c2106" fo:background-color="#bf819e" loext:char-shading-value="0" style:font-size-asian="24pt"/>
    </style:style>
    <style:style style:name="T4" style:family="text">
      <style:text-properties style:font-name="FreeSans1" fo:background-color="#bf819e" loext:char-shading-value="0" style:font-size-asian="24pt"/>
    </style:style>
    <style:style style:name="T5" style:family="text">
      <style:text-properties style:font-name="FreeSans1" officeooo:rsid="000c2106" fo:background-color="#ffb66c" loext:char-shading-value="0" style:font-size-asian="24pt"/>
    </style:style>
    <style:style style:name="T6" style:family="text">
      <style:text-properties style:font-name="FreeSans1" fo:background-color="#ffb66c" loext:char-shading-value="0" style:font-size-asian="24pt"/>
    </style:style>
    <style:style style:name="T7" style:family="text">
      <style:text-properties style:font-name="FreeSans1" officeooo:rsid="000c2106" fo:background-color="#e8f2a1" loext:char-shading-value="0" style:font-size-asian="24pt"/>
    </style:style>
    <style:style style:name="T8" style:family="text">
      <style:text-properties style:font-name="FreeSans1" fo:background-color="#e8f2a1" loext:char-shading-value="0" style:font-size-asian="24pt"/>
    </style:style>
    <style:style style:name="T9" style:family="text">
      <style:text-properties style:font-name="FreeSans1" officeooo:rsid="000c2106" fo:background-color="#b4c7dc" loext:char-shading-value="0" style:font-size-asian="24pt"/>
    </style:style>
    <style:style style:name="T10" style:family="text">
      <style:text-properties style:font-name="FreeSans1" fo:background-color="#b4c7dc" loext:char-shading-value="0" style:font-size-asian="24pt"/>
    </style:style>
    <style:style style:name="T11" style:family="text">
      <style:text-properties style:font-name="FreeSans1" officeooo:rsid="000d34d5" fo:background-color="#b4c7dc" loext:char-shading-value="0" style:font-size-asian="24pt"/>
    </style:style>
    <style:style style:name="T12" style:family="text">
      <style:text-properties style:font-name="FreeSans1" officeooo:rsid="000f0d0a" fo:background-color="#b4c7dc" loext:char-shading-value="0" style:font-size-asian="24pt"/>
    </style:style>
    <style:style style:name="T13" style:family="text">
      <style:text-properties style:font-name="FreeSans1" officeooo:rsid="000c2106" fo:background-color="#ffa6a6" loext:char-shading-value="0" style:font-size-asian="24pt"/>
    </style:style>
    <style:style style:name="T14" style:family="text">
      <style:text-properties style:font-name="FreeSans1" fo:background-color="#ffa6a6" loext:char-shading-value="0" style:font-size-asian="24pt"/>
    </style:style>
    <style:style style:name="T15" style:family="text">
      <style:text-properties style:font-name="FreeSans1" officeooo:rsid="000c2106" fo:background-color="#ffffff" loext:char-shading-value="0" style:font-size-asian="24pt"/>
    </style:style>
    <style:style style:name="T16" style:family="text">
      <style:text-properties style:font-name="FreeSans1" fo:background-color="#ffffff" loext:char-shading-value="0" style:font-size-asian="24pt"/>
    </style:style>
    <style:style style:name="T17" style:family="text">
      <style:text-properties style:font-name="FreeSans1" officeooo:rsid="000d34d5" fo:background-color="#ffffff" loext:char-shading-value="0" style:font-size-asian="24pt"/>
    </style:style>
    <style:style style:name="T18" style:family="text">
      <style:text-properties officeooo:rsid="000d225a" fo:background-color="#ffb66c" loext:char-shading-value="0"/>
    </style:style>
    <style:style style:name="T19" style:family="text">
      <style:text-properties fo:background-color="#e8f2a1" loext:char-shading-value="0"/>
    </style:style>
    <style:style style:name="T20" style:family="text">
      <style:text-properties fo:background-color="#b4c7dc" loext:char-shading-value="0"/>
    </style:style>
    <style:style style:name="T21" style:family="text">
      <style:text-properties style:font-name="Sans free"/>
    </style:style>
    <style:style style:name="T22" style:family="text">
      <style:text-properties style:font-name="Sans free" fo:font-size="24pt" style:font-size-asian="21pt" style:font-size-complex="24pt"/>
    </style:style>
    <style:style style:name="T23" style:family="text">
      <style:text-properties style:font-name="Sans free" fo:font-size="24pt" officeooo:rsid="000d34d5" style:font-size-asian="21pt" style:font-size-complex="24pt"/>
    </style:style>
    <style:style style:name="T24" style:family="text">
      <style:text-properties style:font-name="Sans free" fo:font-size="24pt" fo:background-color="#ffa6a6" loext:char-shading-value="0" style:font-size-asian="21pt" style:font-size-complex="24pt"/>
    </style:style>
    <style:style style:name="T25" style:family="text">
      <style:text-properties officeooo:rsid="000d22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“<text:span text:style-name="T7">&lt;infile</text:span><text:span text:style-name="T2"> </text:span><text:span text:style-name="T9">b=”hola”</text:span><text:span text:style-name="T2"> </text:span><text:span text:style-name="T13">cmd</text:span><text:span text:style-name="T2"> </text:span><text:span text:style-name="T3">args</text:span><text:span text:style-name="T15"> </text:span><text:span text:style-name="T11">c</text:span><text:span text:style-name="T9">=a</text:span><text:span text:style-name="T11">dios</text:span><text:span text:style-name="T15"> </text:span><text:span text:style-name="T5">&gt; outfile</text:span>”</text:p>
      <text:p text:style-name="P2">infile = <text:span text:style-name="T8">&lt;infile</text:span></text:p>
      <text:p text:style-name="P3">“<text:span text:style-name="T10">b=”hola”</text:span><text:span text:style-name="T1"> </text:span><text:span text:style-name="T14">cmd</text:span><text:span text:style-name="T1"> </text:span><text:span text:style-name="T4">args</text:span><text:span text:style-name="T16"> </text:span><text:span text:style-name="T11">c</text:span><text:span text:style-name="T10">=a</text:span><text:span text:style-name="T11">dios</text:span><text:span text:style-name="T16"> </text:span><text:span text:style-name="T6">&gt; outfile</text:span>”</text:p>
      <text:p text:style-name="P2">outfile = <text:span text:style-name="T6">&gt; outfile</text:span><text:span text:style-name="T16"> </text:span></text:p>
      <text:p text:style-name="P3"><text:span text:style-name="T16">“</text:span><text:span text:style-name="T10">b=”</text:span><text:span text:style-name="T12">h</text:span><text:span text:style-name="T10">ola”</text:span><text:span text:style-name="T16"> </text:span><text:span text:style-name="T14">cmd</text:span><text:span text:style-name="T16"> </text:span><text:span text:style-name="T11">c</text:span><text:span text:style-name="T10">=a</text:span><text:span text:style-name="T11">dios</text:span><text:span text:style-name="T16"> </text:span><text:span text:style-name="T4">args</text:span><text:span text:style-name="T16"> ”</text:span></text:p>
      <text:p text:style-name="P3"><text:span text:style-name="T16">declaration </text:span><text:span text:style-name="T17">[0]</text:span><text:span text:style-name="T16">=</text:span><text:span text:style-name="T17">=</text:span><text:span text:style-name="T16"> </text:span><text:span text:style-name="T10">b=hola</text:span><text:span text:style-name="T16"> <text:s/></text:span><text:span text:style-name="T17">[1]==</text:span><text:span text:style-name="T16"> </text:span><text:span text:style-name="T11">c</text:span><text:span text:style-name="T10">=a</text:span><text:span text:style-name="T11">dios</text:span><text:span text:style-name="T16"> </text:span></text:p>
      <text:p text:style-name="P2"><text:span text:style-name="T16">“</text:span><text:span text:style-name="T14">cmd</text:span><text:span text:style-name="T16"> </text:span><text:span text:style-name="T4">args</text:span><text:span text:style-name="T16"> ”</text:span></text:p>
      <text:p text:style-name="P2"><text:span text:style-name="T16">comand = </text:span><text:span text:style-name="T14">cmd</text:span></text:p>
      <text:p text:style-name="P2"><text:span text:style-name="T16">“</text:span><text:span text:style-name="T4">args</text:span><text:span text:style-name="T16"> ”</text:span></text:p>
      <text:p text:style-name="P2"><text:span text:style-name="T16">arg = </text:span><text:span text:style-name="T4">args</text:span></text:p>
      <text:p text:style-name="P2">“” </text:p>
      <text:p text:style-name="P2"><text:span text:style-name="T19">infile</text:span> <text:span text:style-name="T25">| </text:span><text:span text:style-name="T18">outfile</text:span><text:span text:style-name="T25"> </text:span>rules</text:p>
      <text:p text:style-name="P2">separa por espacios a menos que ten<text:span text:style-name="T25">gas &gt;.&lt; o termine la linea</text:span></text:p>
      <text:p text:style-name="P4"/>
      <text:p text:style-name="P4"><text:span text:style-name="T20">declaration</text:span> rules</text:p>
      <text:p text:style-name="P5">no puede estar entre cmd y args</text:p>
      <text:p text:style-name="P5">puede haber mas de uno</text:p>
      <text:p text:style-name="P5">(se toma el ultimo)</text:p>
      <text:p text:style-name="P6"><text:span text:style-name="T23">DIOS (</text:span><text:a xlink:type="simple" xlink:href="https://es.wikipedia.org/wiki/Brian_Fox_(programador)" text:style-name="Internet_20_link" text:visited-style-name="Visited_20_Internet_20_Link">Brian Fox</text:a><text:span text:style-name="T23">) dijo que declarations sera char ** en cada tal, tal.</text:span></text:p>
      <text:p text:style-name="P8"><text:span text:style-name="T23">S</text:span><text:span text:style-name="T22">olo puede tener dobles comillas despues del =</text:span></text:p>
      <text:p text:style-name="P7"><text:span text:style-name="T22"/></text:p>
      <text:p text:style-name="P7"><text:span text:style-name="T22"/></text:p>
      <text:p text:style-name="P7"><text:soft-page-break/><text:span text:style-name="T24">command</text:span><text:span text:style-name="T22"> rules</text:span></text:p>
      <text:p text:style-name="P8"><text:span text:style-name="T22">es la primera palabra o el <text:s/>primer “palab ra”</text:span></text:p>
      <text:p text:style-name="P7"><text:span text:style-name="T22"/></text:p>
      <text:p text:style-name="P8"><text:span text:style-name="T22">args rules</text:span></text:p>
      <text:p text:style-name="P9"><text:span text:style-name="T21">TODO</text:span></text:p>
      <text:p text:style-name="P7"><text:span text:style-name="T22"/></text:p>
      <text:p text:style-name="P7"><text:span text:style-name="T22"/></text:p>
      <text:p text:style-name="P6"><text:span text:style-name="T23"/></text:p>
      <text:p text:style-name="P2"><text:s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ans" svg:font-family="Sans" style:font-family-generic="swiss"/>
    <style:font-face style:name="Sans free" svg:font-family="'Sans free'" style:font-family-generic="swiss"/>
    <style:font-face style:name="ti" svg:font-family="ti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4:07:11.801174076</meta:creation-date>
    <dc:date>2024-05-13T14:54:40.666014340</dc:date>
    <meta:editing-duration>PT6M43S</meta:editing-duration>
    <meta:editing-cycles>1</meta:editing-cycles>
    <meta:document-statistic meta:table-count="0" meta:image-count="0" meta:object-count="0" meta:page-count="2" meta:paragraph-count="24" meta:word-count="111" meta:character-count="589" meta:non-whitespace-character-count="495"/>
    <meta:generator>LibreOffice/7.3.7.2$Linux_X86_64 LibreOffice_project/30$Build-2</meta:generator>
  </office:meta>
</office:document-meta>
</file>